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716f9" officeooo:paragraph-rsid="000716f9"/>
    </style:style>
    <style:style style:name="P2" style:family="paragraph" style:parent-style-name="Text_20_body">
      <style:text-properties officeooo:rsid="000716f9" officeooo:paragraph-rsid="000716f9"/>
    </style:style>
    <style:style style:name="P3" style:family="paragraph" style:parent-style-name="Text_20_body">
      <style:text-properties officeooo:rsid="000851b8" officeooo:paragraph-rsid="000851b8"/>
    </style:style>
    <style:style style:name="T1" style:family="text">
      <style:text-properties officeooo:rsid="000851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ynamic Host Configuration Protocol</text:h>
      <text:p text:style-name="P2">Das DHCP dient besonders der automatischen Zuweisung von wiederverwendbaren Netzwerkadressen sowie zusätzliche Konfigurationsmöglichkeiten.</text:p>
      <text:p text:style-name="P2">Die Adresszuordnung mit DHCP funktioniert nach Client-Servr-Prinzip:</text:p>
      <text:p text:style-name="P2">Die verbindungssuchenden Geräte fordern die IP-Adresskonfiguration von einem DHCP-Server an, der seinerseits auf eine Datenbank zurückgreift, in der die einzustellenden Netzwerkparameter vorgegeben sind.</text:p>
      <text:p text:style-name="P2">Dieser Server, der Bestandteil jedes modernen Routers ist, kann dem Client mithilfe seiner Datenbankinformationen <text:span text:style-name="T1">folgende Einstellungen zuweisen:</text:span></text:p>
      <text:p text:style-name="P3">• eindeutige IP-Adressen</text:p>
      <text:p text:style-name="P3">• Subnetzmaske</text:p>
      <text:p text:style-name="P3">• Standard-Gateway</text:p>
      <text:p text:style-name="P3">• DNS-Server</text:p>
      <text:p text:style-name="P3">• Proxy-Konfiguration via WPAD (Web Proxy Auto-Discovery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ucida Consol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ucida Consol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ucida Console" fo:font-family="'Lucida Console'" style:font-pitch="fixed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ucida Console" fo:font-family="'Lucida Console'" style:font-pitch="fixed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ucida Console" fo:font-family="'Lucida Console'" style:font-pitch="fixed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0T23:47:17.448000000</meta:creation-date>
    <dc:date>2021-02-11T00:16:12.582000000</dc:date>
    <meta:editing-duration>PT5M44S</meta:editing-duration>
    <meta:editing-cycles>1</meta:editing-cycles>
    <meta:document-statistic meta:table-count="0" meta:image-count="0" meta:object-count="0" meta:page-count="1" meta:paragraph-count="10" meta:word-count="80" meta:character-count="716" meta:non-whitespace-character-count="646"/>
    <meta:generator>LibreOffice/7.0.4.2$Windows_X86_64 LibreOffice_project/dcf040e67528d9187c66b2379df5ea4407429775</meta:generator>
  </office:meta>
</office:document-meta>
</file>